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0260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868" calcext:value-type="float">
            <text:p>92.3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8328" calcext:value-type="float">
            <text:p>91.7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2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6576" calcext:value-type="float">
            <text:p>91.4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2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4512" calcext:value-type="float">
            <text:p>90.9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2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7248" calcext:value-type="float">
            <text:p>90.7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2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3616" calcext:value-type="float">
            <text:p>90.6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2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2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2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304" calcext:value-type="float">
            <text:p>89.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2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1704" calcext:value-type="float">
            <text:p>89.0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2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2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2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2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3952" calcext:value-type="float">
            <text:p>82.6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